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87e8b" officeooo:paragraph-rsid="00187e8b"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officeooo:rsid="00187e8b" officeooo:paragraph-rsid="00187e8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91876" officeooo:paragraph-rsid="0019187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 fo:font-size="14pt" fo:font-weight="normal" officeooo:rsid="00191876" officeooo:paragraph-rsid="0019187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officeooo:rsid="00191876" officeooo:paragraph-rsid="00191876" style:font-size-asian="14pt" style:font-size-complex="14pt"/>
    </style:style>
    <style:style style:name="P6" style:family="paragraph" style:parent-style-name="Standard">
      <style:paragraph-properties fo:text-align="start" style:justify-single-word="false"/>
      <style:text-properties style:font-name="Liberation Serif" fo:font-size="14pt" officeooo:paragraph-rsid="00191876" style:font-size-asian="14pt" style:font-size-complex="14pt"/>
    </style:style>
    <style:style style:name="P7" style:family="paragraph" style:parent-style-name="Standard">
      <style:paragraph-properties fo:text-align="start" style:justify-single-word="false"/>
      <style:text-properties style:font-name="Liberation Serif" fo:font-size="14pt" officeooo:rsid="0019bb7b" officeooo:paragraph-rsid="0019bb7b" style:font-size-asian="14pt" style:font-size-complex="14pt"/>
    </style:style>
    <style:style style:name="P8" style:family="paragraph" style:parent-style-name="Standard">
      <style:paragraph-properties fo:text-align="start" style:justify-single-word="false"/>
      <style:text-properties style:font-name="Liberation Serif" fo:font-size="14pt" officeooo:rsid="001a14bf" officeooo:paragraph-rsid="001a14bf" style:font-size-asian="14pt" style:font-size-complex="14pt"/>
    </style:style>
    <style:style style:name="P9" style:family="paragraph" style:parent-style-name="Standard">
      <style:paragraph-properties fo:text-align="start" style:justify-single-word="false"/>
      <style:text-properties style:font-name="Liberation Serif" officeooo:paragraph-rsid="00191876"/>
    </style:style>
    <style:style style:name="T1" style:family="text">
      <style:text-properties officeooo:rsid="00191876"/>
    </style:style>
    <style:style style:name="T2" style:family="text">
      <style:text-properties fo:font-size="14pt" fo:font-weight="normal" officeooo:rsid="00191876" style:font-size-asian="12.25pt" style:font-weight-asian="normal" style:font-size-complex="14pt" style:font-weight-complex="normal"/>
    </style:style>
    <style:style style:name="T3" style:family="text">
      <style:text-properties fo:font-size="14pt" fo:font-weight="normal" officeooo:rsid="00191876" style:font-size-asian="14pt" style:font-weight-asian="normal" style:font-size-complex="14pt" style:font-weight-complex="normal"/>
    </style:style>
    <style:style style:name="T4" style:family="text">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1) Tuesdays at 11.59PM</text:p>
      <text:p text:style-name="P3">2) 135 hours total and 9 hours a week will most likely get you a C, which is the standard for acceptable work, while an A provides insight with considerable more effort. It is presented clearly and concisely.</text:p>
      <text:p text:style-name="P4">3) Send all questions to email bbe3201</text:p>
      <text:p text:style-name="P9"><text:span text:style-name="T2">4</text:span><text:span text:style-name="T3">)</text:span><text:span text:style-name="T4">Plagiarism shall mean representing the words, creative work, or ideas of another person as one’s own without providing proper documentation of source.</text:span></text:p>
      <text:p text:style-name="P5">5) Assignments will be accepted if arrangements are made in advance and for specific conditions, such as illness, jury duty, participation in intercollegiate athletic events, bereavement, religious observances, and systemwide canvas outages.</text:p>
      <text:p text:style-name="P5">6) 9 hours a week is sufficient for a C</text:p>
      <text:p text:style-name="P6"><text:span text:style-name="T1">7) </text:span>For fall or spring semester, one credit represents, for the average University undergraduate student, three hours of academic work per week (including lectures, laboratories, recitations, discussion groups, field work, study, and so on), averaged over the semester, in order to complete the work of the course to achieve an average grade.</text:p>
      <text:p text:style-name="P7">8) 10% of the grade is determined by the 15 central questions</text:p>
      <text:p text:style-name="P7">9) I’ve changed by canvas picture</text:p>
      <text:p text:style-name="P7">10) The secret to success in this class is making sure I’ve completed the readings and assignments well in advance</text:p>
      <text:p text:style-name="P8">11) I’ve introduced myself to the class</text:p>
      <text:p text:style-name="P8">12) To get feedback I have to write “please provide written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4:33:02.252064366</meta:creation-date>
    <meta:editing-duration>PT40S</meta:editing-duration>
    <meta:editing-cycles>2</meta:editing-cycles>
    <meta:generator>LibreOffice/6.0.7.3$Linux_X86_64 LibreOffice_project/00m0$Build-3</meta:generator>
    <dc:date>2020-01-28T15:05:51.676260932</dc:date>
    <meta:document-statistic meta:table-count="0" meta:image-count="0" meta:object-count="0" meta:page-count="1" meta:paragraph-count="12" meta:word-count="222" meta:character-count="1357" meta:non-whitespace-character-count="1147"/>
  </office:meta>
</office:document-meta>
</file>